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BBa_B0029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0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TTCACACAGGAAACC</text:p>
          </table:table-cell>
          <table:table-cell/>
          <table:table-cell office:value-type="string" calcext:value-type="string">
            <text:p>http://parts.igem.org/Ribosome_Binding_Sites/Prokaryotic/Constitutive/Community_Collection</text:p>
          </table:table-cell>
          <table:table-cell table:number-columns-repeated="3"/>
          <table:table-cell table:formula="of:=LEN([.L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Ba_B0030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0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TTAAAGAGGAGAAA</text:p>
          </table:table-cell>
          <table:table-cell/>
          <table:table-cell office:value-type="string" calcext:value-type="string">
            <text:p>http://parts.igem.org/Ribosome_Binding_Sites/Prokaryotic/Constitutive/Community_Collection</text:p>
          </table:table-cell>
          <table:table-cell table:number-columns-repeated="3"/>
          <table:table-cell table:formula="of:=LEN([.L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Ba_B0031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0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TCACACAGGAAACC</text:p>
          </table:table-cell>
          <table:table-cell/>
          <table:table-cell office:value-type="string" calcext:value-type="string">
            <text:p>http://parts.igem.org/Ribosome_Binding_Sites/Prokaryotic/Constitutive/Community_Collection</text:p>
          </table:table-cell>
          <table:table-cell table:number-columns-repeated="3"/>
          <table:table-cell table:formula="of:=LEN([.L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Ba_B0032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0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TCACACAGGAAAG</text:p>
          </table:table-cell>
          <table:table-cell/>
          <table:table-cell office:value-type="string" calcext:value-type="string">
            <text:p>http://parts.igem.org/Ribosome_Binding_Sites/Prokaryotic/Constitutive/Community_Collection</text:p>
          </table:table-cell>
          <table:table-cell table:number-columns-repeated="3"/>
          <table:table-cell table:formula="of:=LEN([.L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B0033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0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TCACACAGGAC</text:p>
          </table:table-cell>
          <table:table-cell/>
          <table:table-cell office:value-type="string" calcext:value-type="string">
            <text:p>http://parts.igem.org/Ribosome_Binding_Sites/Prokaryotic/Constitutive/Community_Collection</text:p>
          </table:table-cell>
          <table:table-cell table:number-columns-repeated="3"/>
          <table:table-cell table:formula="of:=LEN([.L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Ba_B0034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0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GAGAAA</text:p>
          </table:table-cell>
          <table:table-cell/>
          <table:table-cell office:value-type="string" calcext:value-type="string">
            <text:p>http://parts.igem.org/Ribosome_Binding_Sites/Prokaryotic/Constitutive/Community_Collection</text:p>
          </table:table-cell>
          <table:table-cell table:number-columns-repeated="3"/>
          <table:table-cell table:formula="of:=LEN([.L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Ba_B0035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0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TTAAAGAGGAGAA</text:p>
          </table:table-cell>
          <table:table-cell/>
          <table:table-cell office:value-type="string" calcext:value-type="string">
            <text:p>http://parts.igem.org/Ribosome_Binding_Sites/Prokaryotic/Constitutive/Community_Collection</text:p>
          </table:table-cell>
          <table:table-cell table:number-columns-repeated="3"/>
          <table:table-cell table:formula="of:=LEN([.L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Ba_B0064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9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GGGAAA</text:p>
          </table:table-cell>
          <table:table-cell/>
          <table:table-cell office:value-type="string" calcext:value-type="string">
            <text:p>http://parts.igem.org/Ribosome_Binding_Sites/Prokaryotic/Constitutive/Community_Collection</text:p>
          </table:table-cell>
          <table:table-cell table:number-columns-repeated="3"/>
          <table:table-cell table:formula="of:=LEN([.L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Ba_J61100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9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GGGACAA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01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9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AGGACC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1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02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9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TCCGATG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1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03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9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TCCGATG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1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04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9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AGGGACAG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1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05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9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ATGACG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1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06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9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TAGGAGA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1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07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9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AGAGACT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1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08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GAGATA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1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09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8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TGGAGA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10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8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GCGAAT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1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11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8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GCGATA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2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12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8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GTGACA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2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13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8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TGGAAAA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2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14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8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TGAGAAGA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2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15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8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AGGGATA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2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16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8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ATGAG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2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17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8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ATGAGT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2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18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8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ACGAAT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2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19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7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TTTGATA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2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20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7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GCGAGAA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2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21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7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ACGAGT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3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22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7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AGGAGC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3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23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7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ATGACTA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3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24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7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CCGACA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3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25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7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CCGAGT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3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26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7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GTGACT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3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27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7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TGGAAC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3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28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7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TAGGACT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3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29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6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TTGGACG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3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30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6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AACGACA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3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31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6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ACCGAAT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4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32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6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AGGATTA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4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33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6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CCGAGA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4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34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6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CGGAAAT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4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35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6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CCGGAGA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4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36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6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CTGAGCA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4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37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6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GTAGATCA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4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38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6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TATGAATA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Ba_J61139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35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AAGATTAGAGT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4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tural RBS sequence for Bacillus Subtilis, described in the literature as a strong RBS for this bacteria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tattaagaggaggag</text:p>
          </table:table-cell>
          <table:table-cell office:value-type="string" calcext:value-type="string">
            <text:p>Strong natural RBS for Bacillus subtilis</text:p>
          </table:table-cell>
          <table:table-cell office:value-type="string" calcext:value-type="string">
            <text:p>https://doi.org/10.1101/185108</text:p>
          </table:table-cell>
          <table:table-cell table:number-columns-repeated="3"/>
          <table:table-cell table:formula="of:=LEN([.L4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BT2_RBS1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4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GGAGGCTAGCC</text:p>
          </table:table-cell>
          <table:table-cell office:value-type="string" calcext:value-type="string">
            <text:p>Bacillus Biobrick Toolbox 2 RBS 1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5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BT2_RBS2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4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GAGGAGCTAGCC</text:p>
          </table:table-cell>
          <table:table-cell office:value-type="string" calcext:value-type="string">
            <text:p>Bacillus Biobrick Toolbox 2 RBS 2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5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BT2_RBS3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4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GGAGACTAGCC</text:p>
          </table:table-cell>
          <table:table-cell office:value-type="string" calcext:value-type="string">
            <text:p>Bacillus Biobrick Toolbox 2 RBS 3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5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BT2_RBS4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4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GGAGAGCTAGCC</text:p>
          </table:table-cell>
          <table:table-cell office:value-type="string" calcext:value-type="string">
            <text:p>Bacillus Biobrick Toolbox 2 RBS 4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5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BT2_RBS5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4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rbs</text:p>
          </table:table-cell>
          <table:table-cell/>
          <table:table-cell office:value-type="string" calcext:value-type="string">
            <text:p>AGAGGACTAGCC</text:p>
          </table:table-cell>
          <table:table-cell office:value-type="string" calcext:value-type="string">
            <text:p>Bacillus Biobrick Toolbox 2 RBS 5</text:p>
          </table:table-cell>
          <table:table-cell office:value-type="string" calcext:value-type="string">
            <text:p>https://doi.org/10.1038/s41598-017-15107-z</text:p>
          </table:table-cell>
          <table:table-cell table:number-columns-repeated="3"/>
          <table:table-cell table:formula="of:=LEN([.L5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23112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ctgatagctagctcagtcctagggatt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5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03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ctgatagctagctcagtcctagggatt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5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13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ctgatggctagctcagtcctagggatt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5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09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tacagctagctcagtcctagggactg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5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17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gacagctagctcagtcctagggattg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59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14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tatggctagctcagtcctaggtaca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60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15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tatagctagctcagcccttggtaca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61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16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1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gacagctagctcagtcctagggact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62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05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tacggctagctcagtcctaggtact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63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10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1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tacggctagctcagtcctaggtaca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64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07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tacggctagctcagccctaggtatt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6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06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tacggctagctcagtcctaggtatag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6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08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ctgacagctagctcagtcctaggtata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6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18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gacggctagctcagtcctaggtattg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6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11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1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gacggctagctcagtcctaggtatag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69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01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tacagctagctcagtcctaggtatt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70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04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gacagctagctcagtcctaggtattg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71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02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0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gacagctagctcagtcctaggtactg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72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00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0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gacggctagctcagtcctaggtacag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73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23119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gacagctagctcagtcctaggtataatgctagc</text:p>
          </table:table-cell>
          <table:table-cell/>
          <table:table-cell office:value-type="string" calcext:value-type="string">
            <text:p>http://parts.igem.org/Part:BBa_J23119</text:p>
          </table:table-cell>
          <table:table-cell table:number-columns-repeated="3"/>
          <table:table-cell table:formula="of:=LEN([.L74])"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7:21:08.704508041</meta:creation-date>
    <dc:date>2018-01-31T17:38:03.712581462</dc:date>
    <meta:editing-duration>PT16M56S</meta:editing-duration>
    <meta:editing-cycles>2</meta:editing-cycles>
    <meta:generator>LibreOffice/5.4.4.2$Linux_X86_64 LibreOffice_project/40m0$Build-2</meta:generator>
    <meta:document-statistic meta:table-count="1" meta:cell-count="962" meta:object-count="0"/>
  </office:meta>
</office:document-meta>
</file>